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0.367cm" svg:y="6.838cm">
            <draw:object draw:notify-on-update-of-ranges="Feuille1.A10:Feuille1.F10 Feuille1.A11:Feuille1.F11 Feuille1.A10:Feuille1.F10 Feuille1.A12:Feuille1.F12 Feuille1.A10:Feuille1.F10 Feuille1.A13:Feuille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cm" svg:y="19.77cm">
            <draw:object draw:notify-on-update-of-ranges="Feuille1.A40:Feuille1.F40 Feuille1.A41:Feuille1.F41 Feuille1.A40:Feuille1.F40 Feuille1.A42:Feuille1.F42 Feuille1.A40:Feuille1.F40 Feuille1.A43:Feuille1.F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374cm" svg:y="34.501cm">
            <draw:object draw:notify-on-update-of-ranges="Feuille1.A73:Feuille1.F73 Feuille1.A74:Feuille1.F74 Feuille1.A73:Feuille1.F73 Feuille1.A75:Feuille1.F75 Feuille1.A73:Feuille1.F73 Feuille1.A76:Feuille1.F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9">
          <table:table-cell table:number-columns-repeated="6"/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64" office:value-type="float" office:value="64" calcext:value-type="float">
            <text:p>64</text:p>
          </table:table-cell>
          <table:table-cell table:formula="of:=128" office:value-type="float" office:value="128" calcext:value-type="float">
            <text:p>128</text:p>
          </table:table-cell>
          <table:table-cell table:formula="of:=256" office:value-type="float" office:value="256" calcext:value-type="float">
            <text:p>256</text:p>
          </table:table-cell>
        </table:table-row>
        <table:table-row table:style-name="ro1">
          <table:table-cell table:formula="of:=1.2" office:value-type="float" office:value="1.2" calcext:value-type="float">
            <text:p>1,2</text:p>
          </table:table-cell>
          <table:table-cell table:formula="of:=1.3" office:value-type="float" office:value="1.3" calcext:value-type="float">
            <text:p>1,3</text:p>
          </table:table-cell>
          <table:table-cell table:formula="of:=1.7" office:value-type="float" office:value="1.7" calcext:value-type="float">
            <text:p>1,7</text:p>
          </table:table-cell>
          <table:table-cell office:value-type="float" office:value="3.5" calcext:value-type="float">
            <text:p>3,5</text:p>
          </table:table-cell>
          <table:table-cell office:value-type="float" office:value="10.22" calcext:value-type="float">
            <text:p>10,22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4.9" calcext:value-type="float">
            <text:p>4,9</text:p>
          </table:table-cell>
          <table:table-cell office:value-type="float" office:value="5.7" calcext:value-type="float">
            <text:p>5,7</text:p>
          </table:table-cell>
          <table:table-cell office:value-type="float" office:value="11.5" calcext:value-type="float">
            <text:p>11,5</text:p>
          </table:table-cell>
          <table:table-cell office:value-type="float" office:value="34" calcext:value-type="float">
            <text:p>34</text:p>
          </table:table-cell>
          <table:table-cell office:value-type="float" office:value="114.6" calcext:value-type="float">
            <text:p>114,6</text:p>
          </table:table-cell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17.2" calcext:value-type="float">
            <text:p>17,2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83" calcext:value-type="float">
            <text:p>183</text:p>
          </table:table-cell>
          <table:table-cell table:formula="of:=[.E13]*3" office:value-type="float" office:value="549" calcext:value-type="float">
            <text:p>549</text:p>
          </table:table-cell>
        </table:table-row>
        <table:table-row table:style-name="ro1" table:number-rows-repeated="26">
          <table:table-cell table:number-columns-repeated="6"/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64" office:value-type="float" office:value="64" calcext:value-type="float">
            <text:p>64</text:p>
          </table:table-cell>
          <table:table-cell table:formula="of:=128" office:value-type="float" office:value="128" calcext:value-type="float">
            <text:p>128</text:p>
          </table:table-cell>
          <table:table-cell table:formula="of:=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0.910063" calcext:value-type="float">
            <text:p>0,910063</text:p>
          </table:table-cell>
          <table:table-cell office:value-type="float" office:value="0.910652" calcext:value-type="float">
            <text:p>0,910652</text:p>
          </table:table-cell>
          <table:table-cell office:value-type="float" office:value="0.919534" calcext:value-type="float">
            <text:p>0,919534</text:p>
          </table:table-cell>
          <table:table-cell table:formula="of:=0.939952" office:value-type="float" office:value="0.939952" calcext:value-type="float">
            <text:p>0,939952</text:p>
          </table:table-cell>
          <table:table-cell table:formula="of:=0.952857" office:value-type="float" office:value="0.952857" calcext:value-type="float">
            <text:p>0,952857</text:p>
          </table:table-cell>
          <table:table-cell office:value-type="float" office:value="0.965192" calcext:value-type="float">
            <text:p>0,965192</text:p>
          </table:table-cell>
        </table:table-row>
        <table:table-row table:style-name="ro1">
          <table:table-cell office:value-type="float" office:value="0.919266" calcext:value-type="float">
            <text:p>0,919266</text:p>
          </table:table-cell>
          <table:table-cell office:value-type="float" office:value="0.924138" calcext:value-type="float">
            <text:p>0,924138</text:p>
          </table:table-cell>
          <table:table-cell office:value-type="float" office:value="0.930415" calcext:value-type="float">
            <text:p>0,930415</text:p>
          </table:table-cell>
          <table:table-cell office:value-type="float" office:value="0.945212" calcext:value-type="float">
            <text:p>0,945212</text:p>
          </table:table-cell>
          <table:table-cell office:value-type="float" office:value="0.954873" calcext:value-type="float">
            <text:p>0,954873</text:p>
          </table:table-cell>
          <table:table-cell office:value-type="float" office:value="0.964783" calcext:value-type="float">
            <text:p>0,964783</text:p>
          </table:table-cell>
        </table:table-row>
        <table:table-row table:style-name="ro1">
          <table:table-cell office:value-type="float" office:value="0.920361" calcext:value-type="float">
            <text:p>0,920361</text:p>
          </table:table-cell>
          <table:table-cell office:value-type="float" office:value="0.926738" calcext:value-type="float">
            <text:p>0,926738</text:p>
          </table:table-cell>
          <table:table-cell office:value-type="float" office:value="0.932938" calcext:value-type="float">
            <text:p>0,932938</text:p>
          </table:table-cell>
          <table:table-cell office:value-type="float" office:value="0.946087" calcext:value-type="float">
            <text:p>0,946087</text:p>
          </table:table-cell>
          <table:table-cell office:value-type="float" office:value="0.95477" calcext:value-type="float">
            <text:p>0,95477</text:p>
          </table:table-cell>
          <table:table-cell office:value-type="float" office:value="0.963484" calcext:value-type="float">
            <text:p>0,963484</text:p>
          </table:table-cell>
        </table:table-row>
        <table:table-row table:style-name="ro1" table:number-rows-repeated="29">
          <table:table-cell table:number-columns-repeated="6"/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table:formula="of:=16" office:value-type="float" office:value="16" calcext:value-type="float">
            <text:p>16</text:p>
          </table:table-cell>
          <table:table-cell table:formula="of:=32" office:value-type="float" office:value="32" calcext:value-type="float">
            <text:p>32</text:p>
          </table:table-cell>
          <table:table-cell table:formula="of:=64" office:value-type="float" office:value="64" calcext:value-type="float">
            <text:p>64</text:p>
          </table:table-cell>
          <table:table-cell table:formula="of:=128" office:value-type="float" office:value="128" calcext:value-type="float">
            <text:p>128</text:p>
          </table:table-cell>
          <table:table-cell table:formula="of:=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3047" calcext:value-type="float">
            <text:p>17,3047</text:p>
          </table:table-cell>
          <table:table-cell office:value-type="float" office:value="17.8809" calcext:value-type="float">
            <text:p>17,8809</text:p>
          </table:table-cell>
          <table:table-cell table:formula="of:=19.8031" office:value-type="float" office:value="19.8031" calcext:value-type="float">
            <text:p>19,8031</text:p>
          </table:table-cell>
          <table:table-cell table:formula="of:=21.5478" office:value-type="float" office:value="21.5478" calcext:value-type="float">
            <text:p>21,5478</text:p>
          </table:table-cell>
          <table:table-cell office:value-type="float" office:value="23.7229" calcext:value-type="float">
            <text:p>23,7229</text:p>
          </table:table-cell>
        </table:table-row>
        <table:table-row table:style-name="ro1">
          <table:table-cell office:value-type="float" office:value="17.5185" calcext:value-type="float">
            <text:p>17,5185</text:p>
          </table:table-cell>
          <table:table-cell office:value-type="float" office:value="18.1052" calcext:value-type="float">
            <text:p>18,1052</text:p>
          </table:table-cell>
          <table:table-cell office:value-type="float" office:value="17.7656" calcext:value-type="float">
            <text:p>17,7656</text:p>
          </table:table-cell>
          <table:table-cell office:value-type="float" office:value="20.4077" calcext:value-type="float">
            <text:p>20,4077</text:p>
          </table:table-cell>
          <table:table-cell office:value-type="float" office:value="21.8506" calcext:value-type="float">
            <text:p>21,8506</text:p>
          </table:table-cell>
          <table:table-cell office:value-type="float" office:value="23.6174" calcext:value-type="float">
            <text:p>23,6174</text:p>
          </table:table-cell>
        </table:table-row>
        <table:table-row table:style-name="ro1">
          <table:table-cell office:value-type="float" office:value="17.6296" calcext:value-type="float">
            <text:p>17,6296</text:p>
          </table:table-cell>
          <table:table-cell office:value-type="float" office:value="18.2173" calcext:value-type="float">
            <text:p>18,2173</text:p>
          </table:table-cell>
          <table:table-cell office:value-type="float" office:value="19.0367" calcext:value-type="float">
            <text:p>19,0367</text:p>
          </table:table-cell>
          <table:table-cell office:value-type="float" office:value="20.4679" calcext:value-type="float">
            <text:p>20,4679</text:p>
          </table:table-cell>
          <table:table-cell office:value-type="float" office:value="21.7956" calcext:value-type="float">
            <text:p>21,7956</text:p>
          </table:table-cell>
          <table:table-cell office:value-type="float" office:value="23.399" calcext:value-type="float">
            <text:p>23,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 style:data-style-name="N2" text:time-value="17:50:53.04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2T17:37:10.452000000</meta:creation-date>
    <dc:date>2024-04-02T18:42:13.405000000</dc:date>
    <meta:editing-duration>PT11M21S</meta:editing-duration>
    <meta:editing-cycles>2</meta:editing-cycles>
    <meta:generator>LibreOffice/7.2.4.1$Windows_X86_64 LibreOffice_project/27d75539669ac387bb498e35313b970b7fe9c4f9</meta:generator>
    <meta:document-statistic meta:table-count="1" meta:cell-count="72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57" chart:origin="0" chart:interval-major="6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4cm" svg:y="3.694cm" style:legend-expansion="high" chart:style-name="ch2"/>
        <chart:plot-area chart:style-name="ch3" table:cell-range-address="Feuille1.A10:Feuille1.F13" chart:data-source-has-labels="row" svg:x="0.057cm" svg:y="0.229cm" svg:width="13.392cm" svg:height="8.586cm">
          <chart:coordinate-region svg:x="1.07cm" svg:y="0.432cm" svg:width="12.139cm" svg:height="7.7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euille1.A11:Feuille1.F11" loext:label-string="l3diff" chart:class="chart:scatter">
            <chart:domain table:cell-range-address="Feuille1.A10:Feuille1.F10"/>
            <chart:data-point chart:repeated="6"/>
          </chart:series>
          <chart:series chart:style-name="ch8" chart:values-cell-range-address="Feuille1.A12:Feuille1.F12" loext:label-string="l2diff" chart:class="chart:scatter">
            <chart:data-point chart:repeated="6"/>
          </chart:series>
          <chart:series chart:style-name="ch9" chart:values-cell-range-address="Feuille1.A13:Feuille1.F13" loext:label-string="l1diff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0</text:p>
              </table:table-cell>
              <table:table-cell office:value-type="string">
                <text:p>l3diff</text:p>
              </table:table-cell>
              <table:table-cell office:value-type="string">
                <text:p>l2diff</text:p>
              </table:table-cell>
              <table:table-cell office:value-type="string">
                <text:p>l1di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Feuille1.A10:Feuille1.F10</svg:desc>
                </draw:g>
              </table:table-cell>
              <table:table-cell office:value-type="float" office:value="1.2">
                <text:p>1.2</text:p>
                <draw:g>
                  <svg:desc>Feuille1.A11:Feuille1.F11</svg:desc>
                </draw:g>
              </table:table-cell>
              <table:table-cell office:value-type="float" office:value="3.9">
                <text:p>3.9</text:p>
                <draw:g>
                  <svg:desc>Feuille1.A12:Feuille1.F12</svg:desc>
                </draw:g>
              </table:table-cell>
              <table:table-cell office:value-type="float" office:value="14.9">
                <text:p>14.9</text:p>
                <draw:g>
                  <svg:desc>Feuille1.A13:Feuille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1.7">
                <text:p>1.7</text:p>
              </table:table-cell>
              <table:table-cell office:value-type="float" office:value="5.7">
                <text:p>5.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3.5">
                <text:p>3.5</text:p>
              </table:table-cell>
              <table:table-cell office:value-type="float" office:value="11.5">
                <text:p>11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10.22">
                <text:p>10.22</text:p>
              </table:table-cell>
              <table:table-cell office:value-type="float" office:value="34">
                <text:p>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26.4">
                <text:p>26.4</text:p>
              </table:table-cell>
              <table:table-cell office:value-type="float" office:value="114.6">
                <text:p>114.6</text:p>
              </table:table-cell>
              <table:table-cell office:value-type="float" office:value="549">
                <text:p>5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57" chart:origin="0" chart:interval-major="64" chart:interval-minor-divis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0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4cm" svg:y="3.694cm" style:legend-expansion="high" chart:style-name="ch2"/>
        <chart:plot-area chart:style-name="ch3" table:cell-range-address="Feuille1.A40:Feuille1.F43" chart:data-source-has-labels="row" svg:x="0.32cm" svg:y="0.18cm" svg:width="13.254cm" svg:height="8.64cm">
          <chart:coordinate-region svg:x="1.439cm" svg:y="0.382cm" svg:width="11.895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A41:Feuille1.F41" loext:label-string="l3diff" chart:class="chart:scatter">
            <chart:domain table:cell-range-address="Feuille1.A40:Feuille1.F40"/>
            <chart:data-point chart:repeated="6"/>
          </chart:series>
          <chart:series chart:style-name="ch8" chart:values-cell-range-address="Feuille1.A42:Feuille1.F42" loext:label-string="l2diff" chart:class="chart:scatter">
            <chart:data-point chart:repeated="6"/>
          </chart:series>
          <chart:series chart:style-name="ch9" chart:values-cell-range-address="Feuille1.A43:Feuille1.F43" loext:label-string="l1diff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40</text:p>
              </table:table-cell>
              <table:table-cell office:value-type="string">
                <text:p>l3diff</text:p>
              </table:table-cell>
              <table:table-cell office:value-type="string">
                <text:p>l2diff</text:p>
              </table:table-cell>
              <table:table-cell office:value-type="string">
                <text:p>l1di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Feuille1.A40:Feuille1.F40</svg:desc>
                </draw:g>
              </table:table-cell>
              <table:table-cell office:value-type="float" office:value="0.910063">
                <text:p>0.910063</text:p>
                <draw:g>
                  <svg:desc>Feuille1.A41:Feuille1.F41</svg:desc>
                </draw:g>
              </table:table-cell>
              <table:table-cell office:value-type="float" office:value="0.919266">
                <text:p>0.919266</text:p>
                <draw:g>
                  <svg:desc>Feuille1.A42:Feuille1.F42</svg:desc>
                </draw:g>
              </table:table-cell>
              <table:table-cell office:value-type="float" office:value="0.920361">
                <text:p>0.920361</text:p>
                <draw:g>
                  <svg:desc>Feuille1.A43:Feuille1.F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910652">
                <text:p>0.910652</text:p>
              </table:table-cell>
              <table:table-cell office:value-type="float" office:value="0.924138">
                <text:p>0.924138</text:p>
              </table:table-cell>
              <table:table-cell office:value-type="float" office:value="0.926738">
                <text:p>0.926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.919534">
                <text:p>0.919534</text:p>
              </table:table-cell>
              <table:table-cell office:value-type="float" office:value="0.930415">
                <text:p>0.930415</text:p>
              </table:table-cell>
              <table:table-cell office:value-type="float" office:value="0.932938">
                <text:p>0.932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939952">
                <text:p>0.939952</text:p>
              </table:table-cell>
              <table:table-cell office:value-type="float" office:value="0.945212">
                <text:p>0.945212</text:p>
              </table:table-cell>
              <table:table-cell office:value-type="float" office:value="0.946087">
                <text:p>0.9460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0.952857">
                <text:p>0.952857</text:p>
              </table:table-cell>
              <table:table-cell office:value-type="float" office:value="0.954873">
                <text:p>0.954873</text:p>
              </table:table-cell>
              <table:table-cell office:value-type="float" office:value="0.95477">
                <text:p>0.95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0.965192">
                <text:p>0.965192</text:p>
              </table:table-cell>
              <table:table-cell office:value-type="float" office:value="0.964783">
                <text:p>0.964783</text:p>
              </table:table-cell>
              <table:table-cell office:value-type="float" office:value="0.963484">
                <text:p>0.9634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57" chart:origin="0" chart:interval-major="6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6.5" chart:maximum="2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4cm" svg:y="3.694cm" style:legend-expansion="high" chart:style-name="ch2"/>
        <chart:plot-area chart:style-name="ch3" table:cell-range-address="Feuille1.A73:Feuille1.F76" chart:data-source-has-labels="row" svg:x="0.32cm" svg:y="0.18cm" svg:width="13.254cm" svg:height="8.64cm">
          <chart:coordinate-region svg:x="1.248cm" svg:y="0.18cm" svg:width="12.086cm" svg:height="7.9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A74:Feuille1.F74" loext:label-string="l3diff" chart:class="chart:scatter">
            <chart:domain table:cell-range-address="Feuille1.A73:Feuille1.F73"/>
            <chart:data-point chart:repeated="6"/>
          </chart:series>
          <chart:series chart:style-name="ch8" chart:values-cell-range-address="Feuille1.A75:Feuille1.F75" loext:label-string="l2diff" chart:class="chart:scatter">
            <chart:data-point chart:repeated="6"/>
          </chart:series>
          <chart:series chart:style-name="ch9" chart:values-cell-range-address="Feuille1.A76:Feuille1.F76" loext:label-string="l1diff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73</text:p>
              </table:table-cell>
              <table:table-cell office:value-type="string">
                <text:p>l3diff</text:p>
              </table:table-cell>
              <table:table-cell office:value-type="string">
                <text:p>l2diff</text:p>
              </table:table-cell>
              <table:table-cell office:value-type="string">
                <text:p>l1di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Feuille1.A73:Feuille1.F73</svg:desc>
                </draw:g>
              </table:table-cell>
              <table:table-cell office:value-type="float" office:value="17">
                <text:p>17</text:p>
                <draw:g>
                  <svg:desc>Feuille1.A74:Feuille1.F74</svg:desc>
                </draw:g>
              </table:table-cell>
              <table:table-cell office:value-type="float" office:value="17.5185">
                <text:p>17.5185</text:p>
                <draw:g>
                  <svg:desc>Feuille1.A75:Feuille1.F75</svg:desc>
                </draw:g>
              </table:table-cell>
              <table:table-cell office:value-type="float" office:value="17.6296">
                <text:p>17.6296</text:p>
                <draw:g>
                  <svg:desc>Feuille1.A76:Feuille1.F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7.3047">
                <text:p>17.3047</text:p>
              </table:table-cell>
              <table:table-cell office:value-type="float" office:value="18.1052">
                <text:p>18.1052</text:p>
              </table:table-cell>
              <table:table-cell office:value-type="float" office:value="18.2173">
                <text:p>18.2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17.8809">
                <text:p>17.8809</text:p>
              </table:table-cell>
              <table:table-cell office:value-type="float" office:value="17.7656">
                <text:p>17.7656</text:p>
              </table:table-cell>
              <table:table-cell office:value-type="float" office:value="19.0367">
                <text:p>19.0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9.8031">
                <text:p>19.8031</text:p>
              </table:table-cell>
              <table:table-cell office:value-type="float" office:value="20.4077">
                <text:p>20.4077</text:p>
              </table:table-cell>
              <table:table-cell office:value-type="float" office:value="20.4679">
                <text:p>20.4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21.5478">
                <text:p>21.5478</text:p>
              </table:table-cell>
              <table:table-cell office:value-type="float" office:value="21.8506">
                <text:p>21.8506</text:p>
              </table:table-cell>
              <table:table-cell office:value-type="float" office:value="21.7956">
                <text:p>21.7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23.7229">
                <text:p>23.7229</text:p>
              </table:table-cell>
              <table:table-cell office:value-type="float" office:value="23.6174">
                <text:p>23.6174</text:p>
              </table:table-cell>
              <table:table-cell office:value-type="float" office:value="23.399">
                <text:p>23.3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